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B00001ACF000010D417B400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8.779cm"/>
    </style:style>
    <style:style style:name="Table1.B" style:family="table-column">
      <style:table-column-properties style:column-width="8.811cm"/>
    </style:style>
    <style:style style:name="P1" style:family="paragraph" style:parent-style-name="Text_20_body">
      <style:paragraph-properties fo:text-align="center" style:justify-single-word="false"/>
      <style:text-properties style:font-name="Times New Roman1" fo:font-weight="bold"/>
    </style:style>
    <style:style style:name="P2" style:family="paragraph" style:parent-style-name="Text_20_body">
      <style:paragraph-properties fo:line-height="200%"/>
    </style:style>
    <style:style style:name="P3" style:family="paragraph" style:parent-style-name="Text_20_body">
      <style:paragraph-properties fo:line-height="200%" fo:text-align="center" style:justify-single-word="false"/>
    </style:style>
    <style:style style:name="P4" style:family="paragraph" style:parent-style-name="Text_20_body">
      <style:paragraph-properties fo:margin-left="1.905cm" fo:margin-right="0cm" fo:text-indent="-1.27cm" style:auto-text-indent="false"/>
    </style:style>
    <style:style style:name="P5" style:family="paragraph" style:parent-style-name="Text_20_body">
      <style:paragraph-properties fo:margin-left="0cm" fo:margin-right="0cm" fo:line-height="200%" fo:text-indent="1.27cm" style:auto-text-indent="false"/>
      <style:text-properties style:font-name="Times New Roman1"/>
    </style:style>
    <style:style style:name="P6" style:family="paragraph" style:parent-style-name="Table_20_Contents">
      <style:paragraph-properties fo:margin-top="0cm" fo:margin-bottom="0cm" fo:padding="0cm" fo:border="none"/>
      <style:text-properties style:font-name="Times New Roman1"/>
    </style:style>
    <style:style style:name="P7" style:family="paragraph" style:parent-style-name="Table_20_Contents">
      <style:paragraph-properties fo:margin-top="0cm" fo:margin-bottom="0cm" fo:text-align="end" style:justify-single-word="false" fo:padding="0cm" fo:border="none"/>
      <style:text-properties style:font-name="Times New Roman1"/>
    </style:style>
    <style:style style:name="T1" style:family="text">
      <style:text-properties fo:font-variant="normal" fo:text-transform="none" style:font-name="Times New Roman1"/>
    </style:style>
    <style:style style:name="T2"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P6">Reinelle Jan Bugnot</text:p>
            <text:p text:style-name="P6">Francis Laboguin</text:p>
            <text:p text:style-name="P6">Nicolo Ramirez</text:p>
          </table:table-cell>
          <table:table-cell office:value-type="string">
            <text:p text:style-name="P7">Project Proposal 1</text:p>
            <text:p text:style-name="P7">September 10, 2018</text:p>
            <text:p text:style-name="P7">ELC 152.1</text:p>
          </table:table-cell>
        </table:table-row>
      </table:table>
      <text:p text:style-name="Standard"/>
      <text:p text:style-name="P1">Handwriting Recognition Canvass using Neural Networks</text:p>
      <text:p text:style-name="P4"><text:span text:style-name="T2">I.</text:span><text:span text:style-name="T1">                 </text:span><text:span text:style-name="T2">Abstract      </text:span></text:p>
      <text:p text:style-name="P2">            <text:span text:style-name="T2">This project is a software with an incorporated drawing canvass that will be used to detect an input handwritten letter or digit from the user and output the prediction of what letter or digit the user has written—effectively ‘reading’ the written symbol. Fig. 1 shows a rough illustration of the graphical user interface (GUI) of the project at its minimum viable form. </text:span></text:p>
      <text:p text:style-name="P3"><draw:frame draw:style-name="fr1" draw:name="graphics1" text:anchor-type="paragraph" svg:width="6.863cm" svg:height="4.307cm" draw:z-index="0"><draw:image xlink:href="Pictures/2000000B00001ACF000010D417B40055.svm" xlink:type="simple" xlink:show="embed" xlink:actuate="onLoad"/></draw:frame><text:span text:style-name="T2"><text:line-break/>Fig. 1. Minimum Viable Product Graphical User Interface (MVP GUI)</text:span></text:p>
      <text:p text:style-name="P5">This will be done by recording, analyzing, and comparing the individual pixel value (white to black spectrum) of the sampled image from the canvass. The data describing the pattern of the grayscale values of every pixel in the canvass will then be used to create a prediction of what letter or digit the user has written. The predictive model will be a neural network algorithm that takes in X inputs wherein X is the total pixel dimension of the canvass. Each pixel will be a neuron in the input layer of the network. The other parameters and specifications of the network is yet to be determined. The optimizing algorithm that we plan to implement is Google’s Ceres Solver, an open source C++ library for modelling large optimization problems.</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1:07:29.90</meta:creation-date>
    <meta:document-statistic meta:table-count="1" meta:image-count="1" meta:object-count="0" meta:page-count="1" meta:paragraph-count="12" meta:word-count="223" meta:character-count="1375"/>
    <dc:date>2018-11-05T11:08:21.64</dc:date>
    <dc:creator>Francis Laboguin</dc:creator>
    <meta:editing-duration>PT52S</meta:editing-duration>
    <meta:editing-cycles>1</meta:editing-cycles>
    <meta:generator>OpenOffice/4.1.5$Win32 OpenOffice.org_project/415m1$Build-9789</meta:generator>
  </office:meta>
</office:document-meta>
</file>